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erriweather" svg:font-family="Merriweather, serif"/>
    <style:font-face style:name="Noto Sans" svg:font-family="'Noto Sans', 'Helvetica Neue', Helvetica, Arial, sans-serif"/>
    <style:font-face style:name="Arial1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line-height="11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Arial" fo:font-size="12pt" fo:letter-spacing="normal" fo:font-style="normal" style:text-underline-style="none" fo:font-weight="normal" style:letter-kerning="false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2" style:family="paragraph" style:parent-style-name="Standard" style:list-style-name="">
      <style:paragraph-properties fo:line-height="115%"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Arial" fo:font-size="12pt" fo:letter-spacing="normal" fo:font-style="normal" style:text-underline-style="none" fo:font-weight="normal" style:letter-kerning="false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3" style:family="paragraph" style:parent-style-name="Standard" style:list-style-name="">
      <style:paragraph-properties fo:line-height="115%"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Arial" fo:font-size="12pt" fo:letter-spacing="normal" fo:font-style="normal" style:text-underline-style="none" fo:font-weight="normal" style:letter-kerning="false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4" style:family="paragraph" style:parent-style-name="Standard" style:list-style-name="">
      <style:paragraph-properties fo:line-height="11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Arial" fo:font-size="12pt" fo:letter-spacing="normal" fo:font-style="normal" style:text-underline-style="none" fo:font-weight="normal" style:letter-kerning="false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5" style:family="paragraph" style:parent-style-name="Standard" style:list-style-name="">
      <style:paragraph-properties fo:line-height="115%"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2pt" fo:letter-spacing="normal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">
      <style:paragraph-properties fo:line-height="115%"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">
      <style:paragraph-properties fo:line-height="20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01010" style:text-outline="false" style:text-position="0% 100%" style:font-name="Arial" fo:font-size="12pt" fo:letter-spacing="normal" fo:font-style="normal" style:text-underline-style="none" fo:font-weight="bold" style:letter-kerning="false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P8" style:family="paragraph" style:parent-style-name="Standard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">
      <style:paragraph-properties fo:line-height="11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2d2d2d" style:text-outline="false" style:text-position="0% 100%" style:font-name="Noto Sans" fo:font-size="8.30000019073486pt" fo:letter-spacing="normal" fo:font-style="normal" style:text-underline-style="none" fo:font-weight="normal" style:letter-kerning="false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10" style:family="paragraph" style:parent-style-name="Standard" style:list-style-name="" style:master-page-name="">
      <style:paragraph-properties fo:margin-left="11.24cm" fo:margin-right="0cm" fo:line-height="115%" fo:text-indent="0cm" style:auto-text-indent="false" style:page-number="auto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000000" style:text-outline="false" style:text-position="0% 100%" style:font-name="Arial" fo:font-size="12pt" fo:letter-spacing="normal" fo:font-style="normal" style:text-underline-style="none" fo:font-weight="normal" style:letter-kerning="false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11" style:family="paragraph" style:parent-style-name="Standard" style:list-style-name="">
      <style:paragraph-properties fo:margin-left="11.24cm" fo:margin-right="0cm" fo:line-height="115%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000000" style:text-outline="false" style:text-position="0% 100%" style:font-name="Arial" fo:font-size="12pt" fo:letter-spacing="normal" fo:font-style="normal" style:text-underline-style="none" fo:font-weight="normal" style:letter-kerning="false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12" style:family="paragraph" style:parent-style-name="Standard" style:list-style-name="">
      <style:paragraph-properties fo:margin-left="11.24cm" fo:margin-right="0cm" fo:line-height="115%" fo:text-indent="0cm" style:auto-text-indent="false" style:text-autospace="none">
        <style:tab-stops>
          <style:tab-stop style:position="1.05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2d2d2d" style:text-outline="false" style:text-position="0% 100%" style:font-name="Noto Sans" fo:font-size="8.30000019073486pt" fo:letter-spacing="normal" fo:font-style="normal" style:text-underline-style="none" fo:font-weight="normal" style:letter-kerning="false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13" style:family="paragraph" style:parent-style-name="Standard" style:list-style-name="" style:master-page-name="">
      <style:paragraph-properties fo:margin-left="11.289cm" fo:margin-right="0cm" fo:line-height="115%" fo:text-align="justify" style:justify-single-word="false" fo:text-indent="0cm" style:auto-text-indent="false" style:page-number="auto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Arial" fo:font-size="12pt" fo:letter-spacing="normal" fo:font-style="normal" style:text-underline-style="none" fo:font-weight="normal" style:letter-kerning="false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T1" style:family="text">
      <style:text-properties fo:font-variant="normal" fo:text-transform="none" fo:color="#2d2d2d"/>
    </style:style>
    <style:style style:name="T2" style:family="text">
      <style:text-properties fo:font-variant="normal" fo:text-transform="none" fo:color="#2d2d2d" fo:letter-spacing="normal"/>
    </style:style>
    <style:style style:name="T3" style:family="text">
      <style:text-properties fo:font-variant="normal" fo:text-transform="none" fo:color="#2d2d2d" style:text-outline="false" style:text-position="0% 100%" fo:letter-spacing="normal" style:text-underline-style="none" style:letter-kerning="false" style:font-name-asian="ArialMT" style:font-name-complex="ArialMT"/>
    </style:style>
    <style:style style:name="T4" style:family="text">
      <style:text-properties fo:font-variant="normal" fo:text-transform="none" style:font-name="Arial1" fo:font-style="normal" style:font-style-asian="normal" style:font-style-complex="normal"/>
    </style:style>
    <style:style style:name="T5" style:family="text">
      <style:text-properties style:text-outline="false" style:text-position="0% 100%" fo:font-style="normal" style:text-underline-style="none" style:letter-kerning="false" style:font-name-asian="ArialMT" style:font-style-asian="normal" style:font-name-complex="ArialMT" style:font-style-complex="normal"/>
    </style:style>
    <style:style style:name="T6" style:family="text">
      <style:text-properties fo:color="#000000" style:text-outline="false" style:text-position="0% 100%" fo:letter-spacing="normal" style:text-underline-style="none" style:letter-kerning="false" style:font-name-asian="ArialMT" style:font-name-complex="ArialMT"/>
    </style:style>
    <style:style style:name="T7" style:family="text">
      <style:text-properties fo:color="#000000" style:font-name="Arial" fo:font-size="12pt"/>
    </style:style>
    <style:style style:name="T8" style:family="text">
      <style:text-properties fo:color="#000000" style:font-name="Arial" fo:font-size="12pt" fo:font-weight="bold"/>
    </style:style>
    <style:style style:name="T9" style:family="text">
      <style:text-properties fo:color="#000000" style:font-name="Arial" fo:font-size="12pt" fo:font-weight="bold" style:font-weight-asian="bold" style:font-weight-complex="bold"/>
    </style:style>
    <style:style style:name="T10" style:family="text">
      <style:text-properties fo:color="#000000" style:font-name="Arial" fo:font-size="12pt" fo:font-weight="normal" style:font-weight-asian="normal" style:font-weight-complex="normal"/>
    </style:style>
    <style:style style:name="T11" style:family="text">
      <style:text-properties fo:color="#000000" style:font-name="Arial" fo:font-size="12pt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Arial" fo:font-size="12pt" fo:font-weight="bold"/>
    </style:style>
    <style:style style:name="T13" style:family="text">
      <style:text-properties fo:color="#4d4d4d" style:font-name="Merriweather" fo:font-size="10.1999998092651pt" fo:font-weight="bold"/>
    </style:style>
    <style:style style:name="T14" style:family="text">
      <style:text-properties fo:color="#4d4d4d" fo:font-size="10.1999998092651pt" fo:font-weight="bold"/>
    </style:style>
    <style:style style:name="T15" style:family="text">
      <style:text-properties fo:color="#4d4d4d" style:font-name="Arial" fo:font-size="10.1999998092651pt" fo:font-weight="bold"/>
    </style:style>
    <style:style style:name="T16" style:family="text">
      <style:text-properties fo:color="#4d4d4d" style:font-name="Arial" fo:font-weight="bold"/>
    </style:style>
    <style:style style:name="T17" style:family="text">
      <style:text-properties fo:color="#4d4d4d" style:font-name="Arial" fo:font-size="11pt" fo:font-weight="bold" style:font-size-asian="11pt" style:font-size-complex="11pt"/>
    </style:style>
    <style:style style:name="T18" style:family="text">
      <style:text-properties fo:color="#4d4d4d" style:font-name="Arial" fo:font-size="12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shiura, Theo</text:p>
      <text:p text:style-name="P1">Chemin des Dents du Midi 44</text:p>
      <text:p text:style-name="P1">1860, Aigle</text:p>
      <text:p text:style-name="P1">078 976 90 96</text:p>
      <text:p text:style-name="P1">theo.yr@protonmail.com</text:p>
      <text:p text:style-name="P4"/>
      <text:p text:style-name="P4"/>
      <text:p text:style-name="P4"/>
      <text:p text:style-name="P10">Monsieur Marc Rebetez</text:p>
      <text:p text:style-name="P11">DPI, CHUV</text:p>
      <text:p text:style-name="P12"><text:span text:style-name="Strong_20_Emphasis"><text:span text:style-name="T10">Rue du Bugnon 46<text:line-break/>1011 Lausanne</text:span></text:span></text:p>
      <text:p text:style-name="P9"/>
      <text:p text:style-name="P9"/>
      <text:p text:style-name="P9"/>
      <text:p text:style-name="P7">Informaticien Junior au Service Desk de la DSI</text:p>
      <text:p text:style-name="P1">Monsieur,</text:p>
      <text:p text:style-name="P1"/>
      <text:p text:style-name="P8">A la recherche d’un premier défi professionnel, j'ai retenu votre offre d'emploi comme <text:span text:style-name="T2">Informaticien Junior à votre Service Desk</text:span>. Suite<text:span text:style-name="T6"> à l'obtention de mon certificat fédéral de capacité d'Informaticien, </text:span><text:span text:style-name="T3">l'idée d'exercer mes compétences dans un service d'assistance et de support informatique me semble être une excellente opportunité de consolider mes acquis</text:span></text:p>
      <text:p text:style-name="P6"><text:span text:style-name="T1"/></text:p>
      <text:p text:style-name="P5"><text:span text:style-name="Emphasis"><text:span text:style-name="T4">Motivé, flexible et ouvert, </text:span></text:span><text:span text:style-name="T5">disponible immédiatement, je reste à votre entière disposition pour un éventuel entretien.</text:span></text:p>
      <text:p text:style-name="P2"/>
      <text:p text:style-name="P2">Dans l’attente de votre réponse, je vous prie de bien vouloir recevoir, Monsieur, l’expression de mes salutations distinguées.</text:p>
      <text:p text:style-name="P2"/>
      <text:p text:style-name="P2"/>
      <text:p text:style-name="P2"/>
      <text:p text:style-name="P13">Theo Yoshiura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Merriweather" svg:font-family="Merriweather, serif"/>
    <style:font-face style:name="Noto Sans" svg:font-family="'Noto Sans', 'Helvetica Neue', Helvetica, Arial, sans-serif"/>
    <style:font-face style:name="Arial1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eo Rodrigues</meta:initial-creator>
    <meta:creation-date>2021-07-01T13:12:04</meta:creation-date>
    <dc:date>2021-07-01T14:10:48</dc:date>
    <dc:creator>Theo Rodrigues</dc:creator>
    <meta:editing-duration>PT58M44S</meta:editing-duration>
    <meta:editing-cycles>7</meta:editing-cycles>
    <meta:generator>OpenOffice/4.1.1$Unix OpenOffice.org_project/411m6$Build-9775</meta:generator>
    <meta:document-statistic meta:table-count="0" meta:image-count="0" meta:object-count="0" meta:page-count="1" meta:paragraph-count="14" meta:word-count="122" meta:character-count="819"/>
  </office:meta>
</office:document-meta>
</file>